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3.1764in"/>
    </style:style>
    <style:style style:name="co5" style:family="table-column">
      <style:table-column-properties fo:break-before="auto" style:column-width="3.362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547in" fo:break-before="auto" style:use-optimal-row-height="false"/>
    </style:style>
    <style:style style:name="ro4" style:family="table-row">
      <style:table-row-properties style:row-height="0.4937in" fo:break-before="page" style:use-optimal-row-height="fals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ro7" style:family="table-row">
      <style:table-row-properties style:row-height="0.9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fo:wrap-option="wrap" style:vertical-align="top"/>
      <style:text-properties style:font-name="Arial" style:font-name-asian="Arial Unicode MS" style:font-name-complex="Arial Unicode MS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wrap-option="wrap" style:vertical-align="top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Test C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>
            <text:p>Application link</text:p>
          </table:table-cell>
          <table:table-cell office:value-type="string">
            <text:p><text:a xlink:href="https://todomvc.com/examples/angular2/">https://todomvc.com/examples/angular2/</text:a>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" office:value-type="string">
            <text:p>Test Case Id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Positive/Negative</text:p>
          </table:table-cell>
          <table:table-cell table:style-name="ce1" office:value-type="string">
            <text:p>Action Steps</text:p>
          </table:table-cell>
          <table:table-cell table:style-name="ce1" office:value-type="string">
            <text:p>Expected Results</text:p>
          </table:table-cell>
        </table:table-row>
        <table:table-row table:style-name="ro4">
          <table:table-cell office:value-type="string">
            <text:p>TODOS-001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Positive</text:p>
          </table:table-cell>
          <table:table-cell table:style-name="ce3" office:value-type="string">
            <text:p>1. Open Application link</text:p>
            <text:p>2. Put “Water the flowers” to input field</text:p>
            <text:p>3. Press “Enter” button</text:p>
          </table:table-cell>
          <table:table-cell table:style-name="ce3" office:value-type="string">
            <text:p>1. “Water the flowers” option appears in the Todo list</text:p>
            <text:p>2. Item counter is changed to “1 item left”</text:p>
          </table:table-cell>
        </table:table-row>
        <table:table-row table:style-name="ro5">
          <table:table-cell office:value-type="string">
            <text:p>TODOS-002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Negative</text:p>
          </table:table-cell>
          <table:table-cell table:style-name="ce4" office:value-type="string">
            <text:p>1. Open Application link</text:p>
            <text:p><text:span text:style-name="T1">2. Wrap item name into spaces, ex.</text:span></text:p>
            <text:p><text:span text:style-name="T1">“ <text:s/></text:span><text:span text:style-name="T1">Watch Netflix <text:s/>” to input field</text:span></text:p>
            <text:p><text:span text:style-name="T1">3. Press “Enter” button</text:span></text:p>
          </table:table-cell>
          <table:table-cell table:style-name="ce3" office:value-type="string">
            <text:p>Spaces should be trimmed and “Watch Netflix” option name is displayed in the Todo list</text:p>
          </table:table-cell>
        </table:table-row>
        <table:table-row table:style-name="ro6">
          <table:table-cell office:value-type="string">
            <text:p>TODOS-003</text:p>
          </table:table-cell>
          <table:table-cell table:style-name="ce2" office:value-type="string">
            <text:p>Complete</text:p>
          </table:table-cell>
          <table:table-cell table:style-name="ce2" office:value-type="string">
            <text:p>Positive</text:p>
          </table:table-cell>
          <table:table-cell table:style-name="ce5" office:value-type="string">
            <text:p><text:span text:style-name="T1">1. Open Application link</text:span></text:p>
            <text:p><text:span text:style-name="T1">2. Put “Complete this item!” to input field</text:span></text:p>
            <text:p><text:span text:style-name="T1">3. Put “Do not complete this item!”to input field</text:span></text:p>
            <text:p><text:span text:style-name="T1">3. Press “Enter” button</text:span></text:p>
            <text:p><text:span text:style-name="T1">4. Click radio button near the item</text:span></text:p>
          </table:table-cell>
          <table:table-cell table:style-name="ce7" office:value-type="string">
            <text:p>1. Item is crossed out</text:p>
            <text:p>2. Item counter is changed to “1 item left”</text:p>
          </table:table-cell>
        </table:table-row>
        <table:table-row table:style-name="ro6">
          <table:table-cell office:value-type="string">
            <text:p>TODOS-004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Positive</text:p>
          </table:table-cell>
          <table:table-cell table:style-name="ce5" office:value-type="string">
            <text:p><text:span text:style-name="T1">1. Open Application link</text:span></text:p>
            <text:p><text:span text:style-name="T1">2. Put “I like DC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I like Marvel instead”</text:span></text:p>
          </table:table-cell>
          <table:table-cell table:style-name="ce8" office:value-type="string">
            <text:p>1. “I like Marvel instead” option is displayed</text:p>
            <text:p>2. “I like DC” option is not present</text:p>
          </table:table-cell>
        </table:table-row>
        <table:table-row table:style-name="ro7">
          <table:table-cell office:value-type="string">
            <text:p>TODOS-005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Negative</text:p>
          </table:table-cell>
          <table:table-cell table:style-name="ce6" office:value-type="string">
            <text:p><text:span text:style-name="T1">1. Open Application link</text:span></text:p>
            <text:p><text:span text:style-name="T1">2. Put “This will be destroyed soon” to input field</text:span></text:p>
            <text:p><text:span text:style-name="T1">3. Press “Enter” button</text:span></text:p>
            <text:p><text:span text:style-name="T1">4. Click created item twice</text:span></text:p>
            <text:p><text:span text:style-name="T1">5. Enter “” (delete existing string)</text:span></text:p>
            <text:p><text:span text:style-name="T1">6. Move focus from input field</text:span></text:p>
          </table:table-cell>
          <table:table-cell table:style-name="ce8" office:value-type="string">
            <text:p>Empty string is displayed in the list of items</text:p>
          </table:table-cell>
        </table:table-row>
        <table:table-row table:style-name="ro6">
          <table:table-cell office:value-type="string">
            <text:p>TODOS-006</text:p>
          </table:table-cell>
          <table:table-cell office:value-type="string">
            <text:p>Delete</text:p>
          </table:table-cell>
          <table:table-cell table:style-name="ce2" office:value-type="string">
            <text:p>Positive</text:p>
          </table:table-cell>
          <table:table-cell table:style-name="ce5" office:value-type="string">
            <text:p><text:span text:style-name="T1">1. Open Application link</text:span></text:p>
            <text:p><text:span text:style-name="T1">2. Put “Hasta la vista, baby” to input field</text:span></text:p>
            <text:p><text:span text:style-name="T1">3. Press “Enter” button</text:span></text:p>
            <text:p><text:span text:style-name="T1">4. Hover over the item, until red cross appears</text:span></text:p>
            <text:p><text:span text:style-name="T1">5. Click red cross</text:span></text:p>
          </table:table-cell>
          <table:table-cell table:style-name="ce7" office:value-type="string">
            <text:p>Item is deleted</text:p>
          </table:table-cell>
        </table:table-row>
        <table:table-row table:style-name="ro1">
          <table:table-cell office:value-type="string">
            <text:p>TODOS-007</text:p>
          </table:table-cell>
          <table:table-cell office:value-type="string">
            <text:p>Delet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1">04/01/2021</text:date>, <text:time>19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3:22:07</meta:creation-date>
    <meta:generator>OpenOffice/4.1.7$Unix OpenOffice.org_project/417m1$Build-9800</meta:generator>
    <dc:date>2021-04-01T19:28:28</dc:date>
    <meta:editing-duration>P5DT6H6M22S</meta:editing-duration>
    <meta:editing-cycles>5</meta:editing-cycles>
    <meta:print-date>2021-03-29T10:53:13</meta:print-date>
    <meta:document-statistic meta:table-count="3" meta:cell-count="39" meta:object-count="0"/>
  </office:meta>
</office:document-meta>
</file>